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color="#2a2a2a" loext:opacity="100%"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text-properties fo:font-size="20pt" fo:font-weight="bold" officeooo:rsid="0012bca7" officeooo:paragraph-rsid="0012bca7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officeooo:rsid="0012bca7" officeooo:paragraph-rsid="0012bca7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hallow (feat. Bradley Cooper)</text:p>
      <text:p text:style-name="P6">Lady Gaga</text:p>
      <text:p text:style-name="P3"/>
      <text:section text:style-name="Sect1" text:name="Seção1">
        <text:p text:style-name="P1">Tell me something, girl</text:p>
        <text:p text:style-name="P2">Are you happy in this modern world?</text:p>
        <text:p text:style-name="P2">Or do you need more?</text:p>
        <text:p text:style-name="P2">Is there something else you're searching for?</text:p>
        <text:p text:style-name="P4"/>
        <text:p text:style-name="P2">I'm falling</text:p>
        <text:p text:style-name="P2">In all the good times</text:p>
        <text:p text:style-name="P2">I find myself longing for change</text:p>
        <text:p text:style-name="P2">And in the bad times, I fear myself</text:p>
        <text:p text:style-name="P4"/>
        <text:p text:style-name="P2">Tell me something, boy</text:p>
        <text:p text:style-name="P2">Aren't you tired trying to fill that void?</text:p>
        <text:p text:style-name="P2">Or do you need more?</text:p>
        <text:p text:style-name="P2">Ain't it hard keeping it so hardcore?</text:p>
        <text:p text:style-name="P4"/>
        <text:p text:style-name="P2">I'm falling</text:p>
        <text:p text:style-name="P2">In all the good times</text:p>
        <text:p text:style-name="P2">I find myself longing for change</text:p>
        <text:p text:style-name="P2">And in the bad times, I fear myself</text:p>
        <text:p text:style-name="P2"/>
        <text:p text:style-name="P4"/>
        <text:p text:style-name="P2">I'm off the deep end, watch as I dive in</text:p>
        <text:p text:style-name="P2">I'll never meet the ground</text:p>
        <text:p text:style-name="P2">Crash through the surface</text:p>
        <text:p text:style-name="P1">Where they can't hurt us</text:p>
        <text:p text:style-name="P2">We're far from the shallow now</text:p>
        <text:p text:style-name="P4"/>
        <text:p text:style-name="P2">In the shallow, shallow</text:p>
        <text:p text:style-name="P2">In the shallow, shallow</text:p>
        <text:p text:style-name="P2">In the shallow, shallow</text:p>
        <text:p text:style-name="P2">We're far from the shallow now</text:p>
        <text:p text:style-name="P4"/>
        <text:p text:style-name="P2">I'm off the deep end, watch as I dive in</text:p>
        <text:p text:style-name="P2">I'll never meet the ground</text:p>
        <text:p text:style-name="P2">Crash through the surface</text:p>
        <text:p text:style-name="P2">Where they can't hurt us</text:p>
        <text:p text:style-name="P2">We're far from the shallow now</text:p>
        <text:p text:style-name="P4"/>
        <text:p text:style-name="P2">In the shallow, shallow</text:p>
        <text:p text:style-name="P2">In the shallow, shallow</text:p>
        <text:p text:style-name="P2">In the shallow, shallow</text:p>
        <text:p text:style-name="P2">We're far from the shallow now</text:p>
      </text:section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5cm" fo:margin-right="1.37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02:13.289945793</meta:creation-date>
    <dc:date>2025-06-02T23:28:11.779511777</dc:date>
    <meta:editing-duration>PT13M10S</meta:editing-duration>
    <meta:editing-cycles>2</meta:editing-cycles>
    <meta:generator>LibreOffice/24.2.7.2$Linux_X86_64 LibreOffice_project/420$Build-2</meta:generator>
    <dc:description>Tema do Filme nasce uma estrela</dc:description>
    <dc:subject>Letras de Música</dc:subject>
    <dc:title>Letra Música Shallow - Lady Gaga</dc:title>
    <meta:document-statistic meta:table-count="0" meta:image-count="0" meta:object-count="0" meta:page-count="1" meta:paragraph-count="36" meta:word-count="191" meta:character-count="969" meta:non-whitespace-character-count="814"/>
  </office:meta>
</office:document-meta>
</file>